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4.897cm"/>
      <style:paragraph-properties style:writing-mode="lr-tb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0.703cm" fo:min-width="4.897cm"/>
      <style:paragraph-properties style:writing-mode="lr-tb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 fo:min-height="0.703cm" fo:min-width="4.897cm"/>
      <style:paragraph-properties style:writing-mode="lr-tb"/>
    </style:style>
    <style:style style:name="gr4" style:family="graphic" style:parent-style-name="standard">
      <style:graphic-properties draw:fill="solid" draw:fill-color="#bf819e" draw:textarea-horizontal-align="justify" draw:textarea-vertical-align="middle" draw:auto-grow-height="false" fo:min-height="0.703cm" fo:min-width="4.89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4.898cm"/>
      <style:paragraph-properties style:writing-mode="lr-tb"/>
    </style:style>
    <style:style style:name="gr6" style:family="graphic" style:parent-style-name="standard">
      <style:graphic-properties draw:fill="solid" draw:fill-color="#81d41a" draw:textarea-horizontal-align="justify" draw:textarea-vertical-align="middle" draw:auto-grow-height="false" fo:min-height="0.703cm" fo:min-width="4.897cm"/>
      <style:paragraph-properties style:writing-mode="lr-tb"/>
    </style:style>
    <style:style style:name="gr7" style:family="graphic" style:parent-style-name="standard">
      <style:graphic-properties draw:fill="solid" draw:fill-color="#ff8000" draw:textarea-horizontal-align="justify" draw:textarea-vertical-align="middle" draw:auto-grow-height="false" fo:min-height="0.703cm" fo:min-width="4.897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1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5.466cm" fo:min-width="5.532cm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3.878cm" fo:min-width="5.532cm"/>
    </style:style>
    <style:style style:name="gr15" style:family="graphic" style:parent-style-name="standard">
      <style:graphic-properties draw:fill="solid" draw:fill-color="#dddddd" draw:textarea-horizontal-align="justify" draw:textarea-vertical-align="middle" draw:auto-grow-height="false" fo:min-height="6.1cm" fo:min-width="5.532cm"/>
    </style:style>
    <style:style style:name="gr16" style:family="graphic" style:parent-style-name="standard" style:list-style-name="L1">
      <style:graphic-properties draw:fill-color="#999999" draw:textarea-horizontal-align="justify" draw:textarea-vertical-align="middle" draw:auto-grow-height="false" fo:min-height="0.703cm" fo:min-width="4.897cm"/>
      <style:paragraph-properties style:writing-mode="lr-tb"/>
    </style:style>
    <style:style style:name="gr17" style:family="graphic" style:parent-style-name="objectwithoutfill">
      <style:graphic-properties draw:marker-end="Arrowheads_20_3" draw:marker-end-width="0.3cm" draw:fill="none" draw:textarea-vertical-align="middle"/>
    </style:style>
    <style:style style:name="gr18" style:family="graphic" style:parent-style-name="objectwithoutfill">
      <style:graphic-properties draw:marker-end="Arrowheads_20_4" draw:marker-end-width="0.3cm" draw:fill="none" draw:textarea-vertical-align="middle"/>
    </style:style>
    <style:style style:name="gr19" style:family="graphic" style:parent-style-name="objectwithoutfill">
      <style:graphic-properties draw:marker-end="Arrowheads_20_5" draw:marker-end-width="0.3cm" draw:fill="none" draw:textarea-vertical-align="middle"/>
    </style:style>
    <style:style style:name="gr20" style:family="graphic" style:parent-style-name="objectwithoutfill">
      <style:graphic-properties draw:marker-end="Arrowheads_20_6" draw:marker-end-width="0.3cm" draw:fill="none" draw:textarea-vertical-align="middle"/>
    </style:style>
    <style:style style:name="gr21" style:family="graphic" style:parent-style-name="objectwithoutfill">
      <style:graphic-properties draw:marker-end="Arrowheads_20_7" draw:marker-end-width="0.3cm" draw:fill="none" draw:textarea-vertical-align="middle"/>
    </style:style>
    <style:style style:name="gr22" style:family="graphic" style:parent-style-name="objectwithoutfill">
      <style:graphic-properties draw:marker-end="Arrowheads_20_8" draw:marker-end-width="0.3cm" draw:fill="none" draw:textarea-vertical-align="middle"/>
    </style:style>
    <style:style style:name="gr23" style:family="graphic" style:parent-style-name="objectwithoutfill">
      <style:graphic-properties draw:marker-end="Arrowheads_20_9" draw:marker-end-width="0.3cm" draw:fill="none" draw:textarea-vertical-align="middle"/>
    </style:style>
    <style:style style:name="gr24" style:family="graphic" style:parent-style-name="objectwithoutfill">
      <style:graphic-properties draw:marker-end="Arrowheads_20_10" draw:marker-end-width="0.3cm" draw:fill="none" draw:textarea-vertical-align="middle"/>
    </style:style>
    <style:style style:name="gr25" style:family="graphic" style:parent-style-name="objectwithoutfill">
      <style:graphic-properties draw:marker-end="Arrowheads_20_11" draw:marker-end-width="0.3cm" draw:fill="none" draw:textarea-vertical-align="middle"/>
    </style:style>
    <style:style style:name="gr26" style:family="graphic" style:parent-style-name="objectwithoutfill">
      <style:graphic-properties draw:marker-end="Arrowheads_20_12" draw:marker-end-width="0.3cm" draw:fill="none" draw:textarea-vertical-align="middle"/>
    </style:style>
    <style:style style:name="gr27" style:family="graphic" style:parent-style-name="objectwithoutfill">
      <style:graphic-properties draw:marker-end="Arrowheads_20_13" draw:marker-end-width="0.3cm" draw:fill="none" draw:textarea-vertical-align="middle"/>
    </style:style>
    <style:style style:name="gr28" style:family="graphic" style:parent-style-name="objectwithoutfill">
      <style:graphic-properties draw:marker-end="Arrowheads_20_14" draw:marker-end-width="0.3cm" draw:fill="none" draw:textarea-vertical-align="middle"/>
    </style:style>
    <style:style style:name="gr29" style:family="graphic" style:parent-style-name="objectwithoutfill">
      <style:graphic-properties draw:marker-end="Arrowheads_20_15" draw:marker-end-width="0.3cm" draw:fill="none" draw:textarea-vertical-align="middle"/>
    </style:style>
    <style:style style:name="gr30" style:family="graphic" style:parent-style-name="objectwithoutfill">
      <style:graphic-properties draw:marker-end="Arrowheads_20_16" draw:marker-end-width="0.3cm" draw:fill="none" draw:textarea-vertical-align="middle"/>
    </style:style>
    <style:style style:name="gr31" style:family="graphic" style:parent-style-name="objectwithoutfill">
      <style:graphic-properties draw:marker-end="Arrowheads_20_17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2.13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472cm"/>
      <style:paragraph-properties style:writing-mode="lr-tb"/>
    </style:style>
    <style:style style:name="gr38" style:family="graphic" style:parent-style-name="standard" style:list-style-name="L1">
      <style:graphic-properties draw:fill-color="#999999" draw:textarea-horizontal-align="justify" draw:textarea-vertical-align="middle" draw:auto-grow-height="false" fo:min-height="0.703cm" fo:min-width="4.8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style:font-name="Liberation Sans" fo:font-size="16pt" style:letter-kerning="true" style:font-name-asian="Noto Sans1" style:font-size-asian="16pt" style:font-name-complex="FreeSans" style:font-size-complex="16pt"/>
    </style:style>
    <style:style style:name="P4" style:family="paragraph">
      <loext:graphic-properties draw:fill-color="#999999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999999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bf819e"/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solid" draw:fill-color="#81d41a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81d41a"/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solid" draw:fill-color="#81d41a"/>
      <style:paragraph-properties fo:text-align="center"/>
      <style:text-properties style:text-position="-8% 58%" fo:font-size="12pt" style:font-size-asian="12pt" style:font-size-complex="12pt"/>
    </style:style>
    <style:style style:name="P12" style:family="paragraph">
      <loext:graphic-properties draw:fill="solid" draw:fill-color="#ff8000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solid" draw:fill-color="#81d41a"/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5pt" style:font-size-asian="15pt" style:font-size-complex="15pt"/>
    </style:style>
    <style:style style:name="P15" style:family="paragraph">
      <loext:graphic-properties draw:fill="solid" draw:fill-color="#bf819e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loext:graphic-properties draw:fill="solid" draw:fill-color="#dddddd"/>
      <style:paragraph-properties fo:text-align="center"/>
    </style:style>
    <style:style style:name="P19" style:family="paragraph">
      <loext:graphic-properties draw:fill-color="#999999"/>
      <style:paragraph-properties fo:text-align="center"/>
      <style:text-properties style:font-name="Liberation Sans" fo:font-size="16pt" style:letter-kerning="true" style:font-name-asian="Noto Sans1" style:font-size-asian="16pt" style:font-name-complex="FreeSans" style:font-size-complex="16pt"/>
    </style:style>
    <style:style style:name="P20" style:family="paragraph">
      <loext:graphic-properties draw:fill="solid" draw:fill-color="#999999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="solid" draw:fill-color="#bf819e"/>
      <style:paragraph-properties fo:text-align="center"/>
      <style:text-properties fo:font-size="16pt" style:font-size-asian="16pt" style:font-size-complex="16pt"/>
    </style:style>
    <style:style style:name="P22" style:family="paragraph">
      <loext:graphic-properties draw:fill="solid" draw:fill-color="#ff8000"/>
      <style:paragraph-properties fo:text-align="center"/>
      <style:text-properties fo:font-size="15pt" style:font-size-asian="15pt" style:font-size-complex="15pt"/>
    </style:style>
    <style:style style:name="P23" style:family="paragraph">
      <loext:graphic-properties draw:fill="solid" draw:fill-color="#bf819e"/>
      <style:paragraph-properties fo:text-align="center"/>
      <style:text-properties fo:font-size="15pt" style:font-size-asian="15pt" style:font-size-complex="15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0" draw:id="id30" draw:layer="layout" svg:width="5.397cm" svg:height="0.953cm" svg:x="23.025cm" svg:y="2.652cm">
          <text:p text:style-name="P1"><text:span text:style-name="T1">sys-fw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6" draw:id="id26" draw:layer="layout" svg:width="5.397cm" svg:height="0.953cm" svg:x="30.108cm" svg:y="9cm">
          <text:p text:style-name="P3"><text:span text:style-name="T2">my-crossover-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5" draw:id="id15" draw:layer="layout" svg:width="5.397cm" svg:height="0.953cm" svg:x="30.108cm" svg:y="14.029cm">
          <text:p text:style-name="P1"><text:span text:style-name="T2">my-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5.397cm" svg:height="0.953cm" svg:x="23.125cm" svg:y="15.217cm">
          <text:p text:style-name="P1"><text:span text:style-name="T2">sys-pihole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2" draw:id="id22" draw:layer="layout" svg:width="5.397cm" svg:height="0.953cm" svg:x="23.125cm" svg:y="20.48cm">
          <text:p text:style-name="P1"><text:span text:style-name="T2">sys-fw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1" draw:id="id21" draw:layer="layout" svg:width="5.397cm" svg:height="0.953cm" svg:x="23.125cm" svg:y="21.741cm">
          <text:p text:style-name="P1"><text:span text:style-name="T2">sys-fw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3" draw:id="id23" draw:layer="layout" svg:width="5.397cm" svg:height="0.953cm" svg:x="23.125cm" svg:y="23.02cm">
          <text:p text:style-name="P1"><text:span text:style-name="T2">sys-usb *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3" draw:id="id13" draw:layer="layout" svg:width="5.397cm" svg:height="0.953cm" svg:x="15.923cm" svg:y="11.477cm">
          <text:p text:style-name="P1"><text:span text:style-name="T1">my-dvm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4" draw:id="id14" draw:layer="layout" svg:width="5.397cm" svg:height="0.953cm" svg:x="30.108cm" svg:y="12.76cm">
          <text:p text:style-name="P1"><text:span text:style-name="T2">my-untruste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8" draw:id="id18" draw:layer="layout" svg:width="5.397cm" svg:height="0.953cm" svg:x="30.108cm" svg:y="7.697cm">
          <text:p text:style-name="P1"><text:span text:style-name="T2">my-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2" draw:id="id12" draw:layer="layout" svg:width="5.397cm" svg:height="0.953cm" svg:x="30.108cm" svg:y="6.462cm">
          <text:p text:style-name="P1"><text:span text:style-name="T2">my-media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27" draw:id="id27" draw:layer="layout" svg:width="5.397cm" svg:height="0.953cm" svg:x="30.108cm" svg:y="19.262cm">
          <text:p text:style-name="P1"><text:span text:style-name="T2">my-work-gpg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20" draw:id="id20" draw:layer="layout" svg:width="5.397cm" svg:height="0.953cm" svg:x="16.14cm" svg:y="21.741cm">
          <text:p text:style-name="P1"><text:span text:style-name="T1">sys-dvm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4" draw:id="id24" draw:layer="layout" svg:width="5.397cm" svg:height="0.953cm" svg:x="23.125cm" svg:y="18.01cm">
          <text:p text:style-name="P1"><text:span text:style-name="T2">sys-mullva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5.398cm" svg:height="0.953cm" svg:x="23.124cm" svg:y="16.722cm">
          <text:p text:style-name="P1"><text:span text:style-name="T2">sys-ne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5.398cm" svg:height="0.953cm" svg:x="23.008cm" svg:y="5.192cm">
          <text:p text:style-name="P1"><text:span text:style-name="T2">sys-workvpn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9" draw:id="id29" draw:layer="layout" svg:width="5.397cm" svg:height="0.953cm" svg:x="30.108cm" svg:y="10.219cm">
          <text:p text:style-name="P1"><text:span text:style-name="T2">my-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5.397cm" svg:height="0.953cm" svg:x="2.07cm" svg:y="3.887cm">
          <text:p text:style-name="P1"><text:span text:style-name="T3">fedora-38 *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9" draw:id="id9" draw:layer="layout" svg:width="5.397cm" svg:height="0.953cm" svg:x="2.57cm" svg:y="15.215cm">
          <text:p text:style-name="P1"><text:span text:style-name="T4">debian-12-minimal *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.397cm" svg:height="0.953cm" svg:x="2.588cm" svg:y="21.032cm">
          <text:p text:style-name="P1"><text:span text:style-name="T4">fedora-38-minimal *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.397cm" svg:height="0.953cm" svg:x="2.588cm" svg:y="22.282cm">
          <text:p text:style-name="P1"><text:span text:style-name="T3">fedora-38-xfce *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6" draw:id="id16" draw:layer="layout" svg:width="5.397cm" svg:height="0.953cm" svg:x="9.572cm" svg:y="12.759cm">
          <text:p text:style-name="P1"><text:span text:style-name="T3">t_debian-12-apps_v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7" draw:id="id17" draw:layer="layout" svg:width="5.397cm" svg:height="0.953cm" svg:x="9.538cm" svg:y="7.732cm">
          <text:p text:style-name="P1"><text:span text:style-name="T4">t_debian-12-mail_v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25" draw:id="id25" draw:layer="layout" svg:width="5.397cm" svg:height="0.953cm" svg:x="9.572cm" svg:y="9cm">
          <text:p text:style-name="P1"><text:span text:style-name="T4">t_debian-12-crosso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1" draw:id="id11" draw:layer="layout" svg:width="5.397cm" svg:height="0.953cm" svg:x="9.538cm" svg:y="6.462cm">
          <text:p text:style-name="P1"><text:span text:style-name="T4">t_debian-12-media_v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9" draw:id="id19" draw:layer="layout" svg:width="5.397cm" svg:height="0.953cm" svg:x="9.155cm" svg:y="19.262cm">
          <text:p text:style-name="P1"><text:span text:style-name="T4">t_debian-12-sys_v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28" draw:id="id28" draw:layer="layout" svg:width="5.397cm" svg:height="0.953cm" svg:x="9.572cm" svg:y="10.219cm">
          <text:p text:style-name="P1"><text:span text:style-name="T4">t_debian-12-work_v1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4" draw:id="id4" draw:layer="layout" svg:width="5.397cm" svg:height="0.953cm" svg:x="2.487cm" svg:y="24.207cm">
          <text:p text:style-name="P1"><text:span text:style-name="T4">whonix-gw-16 *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1" draw:id="id1" draw:layer="layout" svg:width="5.397cm" svg:height="0.953cm" svg:x="2.435cm" svg:y="26.062cm">
          <text:p text:style-name="P1"><text:span text:style-name="T4">whonix-ws-16 *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xml:id="id5" draw:id="id5" draw:layer="layout" svg:width="5.397cm" svg:height="0.953cm" svg:x="23.108cm" svg:y="24.207cm">
          <text:p text:style-name="P1"><text:span text:style-name="T1">sys-whonix *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xml:id="id3" draw:id="id3" draw:layer="layout" svg:width="5.397cm" svg:height="0.953cm" svg:x="30.108cm" svg:y="25.377cm">
          <text:p text:style-name="P1"><text:span text:style-name="T1">anon-whonix *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2" draw:id="id2" draw:layer="layout" svg:width="5.397cm" svg:height="0.953cm" svg:x="15.922cm" svg:y="26.782cm">
          <text:p text:style-name="P1"><text:span text:style-name="T3">whonix-ws-16-dvm *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554cm" svg:x1="7.832cm" svg:y1="26.538cm" svg:x2="15.922cm" svg:y2="27.258cm" draw:start-shape="id1" draw:start-glue-point="1" draw:end-shape="id2" draw:end-glue-point="3" svg:d="M7832 26538h4598v720h3492" svg:viewBox="0 0 8091 721">
          <text:p/>
        </draw:connector>
        <draw:connector draw:style-name="gr8" draw:text-style-name="P1" draw:layer="layout" draw:line-skew="-6.539cm" svg:x1="7.832cm" svg:y1="26.538cm" svg:x2="30.108cm" svg:y2="25.853cm" draw:start-shape="id1" draw:start-glue-point="1" draw:end-shape="id3" draw:end-glue-point="3" svg:d="M7832 26538h4598v-685h17678" svg:viewBox="0 0 22277 686">
          <text:p/>
        </draw:connector>
        <draw:connector draw:style-name="gr8" draw:text-style-name="P1" draw:layer="layout" svg:x1="7.884cm" svg:y1="24.683cm" svg:x2="23.108cm" svg:y2="24.683cm" draw:start-shape="id4" draw:start-glue-point="1" draw:end-shape="id5" svg:d="M7884 24683h15224" svg:viewBox="0 0 15225 1">
          <text:p/>
        </draw:connector>
        <draw:custom-shape draw:style-name="gr5" draw:text-style-name="P2" xml:id="id7" draw:id="id7" draw:layer="layout" svg:width="5.398cm" svg:height="0.953cm" svg:x="23.024cm" svg:y="3.889cm">
          <text:p text:style-name="P1"><text:span text:style-name="T1">default-mgmt-dvm *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7.467cm" svg:y1="4.363cm" svg:x2="23.024cm" svg:y2="4.365cm" draw:start-shape="id6" draw:start-glue-point="1" draw:end-shape="id7" draw:end-glue-point="3" svg:d="M7467 4363h7778v2h7779" svg:viewBox="0 0 15558 3">
          <text:p/>
        </draw:connector>
        <draw:connector draw:style-name="gr8" draw:text-style-name="P1" draw:layer="layout" draw:line-skew="1.003cm" svg:x1="7.467cm" svg:y1="4.363cm" svg:x2="23.008cm" svg:y2="5.668cm" draw:start-shape="id6" draw:start-glue-point="1" draw:end-shape="id8" draw:end-glue-point="3" svg:d="M7467 4363h8773v1305h6768" svg:viewBox="0 0 15542 1306">
          <text:p/>
        </draw:connector>
        <draw:connector draw:style-name="gr8" draw:text-style-name="P1" draw:layer="layout" draw:line-skew="-7.46cm" svg:x1="7.967cm" svg:y1="15.691cm" svg:x2="23.125cm" svg:y2="15.693cm" draw:start-shape="id9" draw:start-glue-point="1" draw:end-shape="id10" draw:end-glue-point="3" svg:d="M7967 15691h118v2h15040" svg:viewBox="0 0 15159 3">
          <text:p/>
        </draw:connector>
        <draw:connector draw:style-name="gr8" draw:text-style-name="P1" draw:layer="layout" svg:x1="14.935cm" svg:y1="6.938cm" svg:x2="30.108cm" svg:y2="6.938cm" draw:start-shape="id11" draw:start-glue-point="1" draw:end-shape="id12" draw:end-glue-point="3" svg:d="M14935 6938h15173" svg:viewBox="0 0 15174 1">
          <text:p/>
        </draw:connector>
        <draw:connector draw:style-name="gr8" draw:text-style-name="P1" draw:layer="layout" draw:line-skew="0.35cm" svg:x1="14.969cm" svg:y1="13.235cm" svg:x2="15.923cm" svg:y2="11.953cm" draw:end-shape="id13" draw:end-glue-point="3" svg:d="M14969 13235h576v-1282h378" svg:viewBox="0 0 955 1283">
          <text:p/>
        </draw:connector>
        <draw:connector draw:style-name="gr8" draw:text-style-name="P1" draw:layer="layout" svg:x1="14.969cm" svg:y1="13.235cm" svg:x2="30.108cm" svg:y2="13.236cm" draw:end-shape="id14" draw:end-glue-point="3" svg:d="M14969 13235h7319v1h7820" svg:viewBox="0 0 15140 2">
          <text:p/>
        </draw:connector>
        <draw:connector draw:style-name="gr8" draw:text-style-name="P1" draw:layer="layout" draw:line-skew="-6.683cm" svg:x1="14.969cm" svg:y1="13.235cm" svg:x2="30.108cm" svg:y2="14.505cm" draw:end-shape="id15" draw:end-glue-point="3" svg:d="M14969 13235h636v1270h14503" svg:viewBox="0 0 15140 1271">
          <text:p/>
        </draw:connector>
        <draw:connector draw:style-name="gr8" draw:text-style-name="P1" draw:layer="layout" svg:x1="7.967cm" svg:y1="15.691cm" svg:x2="9.572cm" svg:y2="13.235cm" draw:start-shape="id9" draw:start-glue-point="1" draw:end-shape="id16" draw:end-glue-point="3" svg:d="M7967 15691h802v-2456h803" svg:viewBox="0 0 1606 2457">
          <text:p/>
        </draw:connector>
        <draw:connector draw:style-name="gr8" draw:text-style-name="P1" draw:layer="layout" svg:x1="14.935cm" svg:y1="8.208cm" svg:x2="30.108cm" svg:y2="8.173cm" draw:start-shape="id17" draw:start-glue-point="1" draw:end-shape="id18" draw:end-glue-point="3" svg:d="M14935 8208h7586v-35h7587" svg:viewBox="0 0 15174 36">
          <text:p/>
        </draw:connector>
        <draw:connector draw:style-name="gr8" draw:text-style-name="P1" draw:layer="layout" draw:line-skew="0.26cm" svg:x1="14.552cm" svg:y1="19.738cm" svg:x2="16.14cm" svg:y2="22.217cm" draw:start-shape="id19" draw:start-glue-point="1" draw:end-shape="id20" draw:end-glue-point="3" svg:d="M14552 19738h1053v2479h535" svg:viewBox="0 0 1589 2480">
          <text:p/>
        </draw:connector>
        <draw:connector draw:style-name="gr8" draw:text-style-name="P1" draw:layer="layout" svg:x1="21.537cm" svg:y1="22.217cm" svg:x2="23.125cm" svg:y2="22.217cm" draw:start-shape="id20" draw:start-glue-point="1" draw:end-shape="id21" draw:end-glue-point="3" svg:d="M21537 22217h1588" svg:viewBox="0 0 1589 1">
          <text:p/>
        </draw:connector>
        <draw:connector draw:style-name="gr8" draw:text-style-name="P1" draw:layer="layout" svg:x1="21.537cm" svg:y1="22.217cm" svg:x2="23.125cm" svg:y2="20.956cm" draw:start-shape="id20" draw:start-glue-point="1" draw:end-shape="id22" draw:end-glue-point="3" svg:d="M21537 22217h793v-1261h795" svg:viewBox="0 0 1589 1262">
          <text:p/>
        </draw:connector>
        <draw:connector draw:style-name="gr8" draw:text-style-name="P1" draw:layer="layout" svg:x1="21.537cm" svg:y1="22.217cm" svg:x2="23.125cm" svg:y2="23.496cm" draw:start-shape="id20" draw:start-glue-point="1" draw:end-shape="id23" draw:end-glue-point="3" svg:d="M21537 22217h793v1279h795" svg:viewBox="0 0 1589 1280">
          <text:p/>
        </draw:connector>
        <draw:connector draw:style-name="gr8" draw:text-style-name="P1" draw:layer="layout" draw:line-skew="-3.233cm" svg:x1="14.552cm" svg:y1="19.738cm" svg:x2="23.125cm" svg:y2="18.486cm" draw:start-shape="id19" draw:start-glue-point="1" draw:end-shape="id24" draw:end-glue-point="3" svg:d="M14552 19738h1053v-1252h7520" svg:viewBox="0 0 8574 1253">
          <text:p/>
        </draw:connector>
        <draw:connector draw:style-name="gr8" draw:text-style-name="P1" draw:layer="layout" svg:x1="14.969cm" svg:y1="9.476cm" svg:x2="30.108cm" svg:y2="9.476cm" draw:start-shape="id25" draw:start-glue-point="1" draw:end-shape="id26" svg:d="M14969 9476h15139" svg:viewBox="0 0 15140 1">
          <text:p/>
        </draw:connector>
        <draw:connector draw:style-name="gr8" draw:text-style-name="P1" draw:layer="layout" svg:x1="14.552cm" svg:y1="19.738cm" svg:x2="30.108cm" svg:y2="19.738cm" draw:start-shape="id19" draw:start-glue-point="1" draw:end-shape="id27" draw:end-glue-point="3" svg:d="M14552 19738h15556" svg:viewBox="0 0 15557 1">
          <text:p/>
        </draw:connector>
        <draw:connector draw:style-name="gr8" draw:text-style-name="P1" draw:layer="layout" svg:x1="14.969cm" svg:y1="10.695cm" svg:x2="30.108cm" svg:y2="10.695cm" draw:start-shape="id28" draw:start-glue-point="1" draw:end-shape="id29" draw:end-glue-point="3" svg:d="M14969 10695h15139" svg:viewBox="0 0 15140 1">
          <text:p/>
        </draw:connector>
        <draw:connector draw:style-name="gr8" draw:text-style-name="P1" draw:layer="layout" draw:line-skew="0.995cm" svg:x1="7.467cm" svg:y1="4.363cm" svg:x2="23.025cm" svg:y2="3.128cm" draw:start-shape="id6" draw:start-glue-point="1" draw:end-shape="id30" draw:end-glue-point="3" svg:d="M7467 4363h8773v-1235h6785" svg:viewBox="0 0 15559 1236">
          <text:p/>
        </draw:connector>
        <draw:connector draw:style-name="gr8" draw:text-style-name="P1" draw:layer="layout" draw:line-skew="-3.233cm" svg:x1="14.552cm" svg:y1="19.738cm" svg:x2="23.124cm" svg:y2="17.198cm" draw:start-shape="id19" draw:start-glue-point="1" draw:end-shape="id31" draw:end-glue-point="3" svg:d="M14552 19738h1053v-2540h7519" svg:viewBox="0 0 8573 2541">
          <text:p/>
        </draw:connector>
        <draw:connector draw:style-name="gr8" draw:text-style-name="P1" draw:layer="layout" draw:line-skew="0.21cm" svg:x1="7.967cm" svg:y1="15.691cm" svg:x2="9.155cm" svg:y2="19.738cm" draw:start-shape="id9" draw:start-glue-point="1" draw:end-shape="id19" draw:end-glue-point="3" svg:d="M7967 15691h803v4047h385" svg:viewBox="0 0 1189 4048">
          <text:p/>
        </draw:connector>
        <draw:connector draw:style-name="gr8" draw:text-style-name="P1" draw:layer="layout" svg:x1="7.967cm" svg:y1="15.691cm" svg:x2="9.572cm" svg:y2="10.695cm" draw:start-shape="id9" draw:start-glue-point="1" draw:end-shape="id28" draw:end-glue-point="3" svg:d="M7967 15691h802v-4996h803" svg:viewBox="0 0 1606 4997">
          <text:p/>
        </draw:connector>
        <draw:connector draw:style-name="gr8" draw:text-style-name="P1" draw:layer="layout" svg:x1="7.967cm" svg:y1="15.691cm" svg:x2="9.572cm" svg:y2="9.476cm" draw:start-shape="id9" draw:start-glue-point="1" draw:end-shape="id25" draw:end-glue-point="3" svg:d="M7967 15691h802v-6215h803" svg:viewBox="0 0 1606 6216">
          <text:p/>
        </draw:connector>
        <draw:connector draw:style-name="gr8" draw:text-style-name="P1" draw:layer="layout" svg:x1="7.967cm" svg:y1="15.691cm" svg:x2="9.538cm" svg:y2="8.208cm" draw:start-shape="id9" draw:start-glue-point="1" draw:end-shape="id17" draw:end-glue-point="3" svg:d="M7967 15691h785v-7483h786" svg:viewBox="0 0 1572 7484">
          <text:p/>
        </draw:connector>
        <draw:connector draw:style-name="gr8" draw:text-style-name="P1" draw:layer="layout" svg:x1="7.967cm" svg:y1="15.691cm" svg:x2="9.538cm" svg:y2="6.938cm" draw:start-shape="id9" draw:start-glue-point="1" draw:end-shape="id11" draw:end-glue-point="3" svg:d="M7967 15691h785v-8753h786" svg:viewBox="0 0 1572 8754">
          <text:p/>
        </draw:connector>
        <draw:frame draw:style-name="gr9" draw:text-style-name="P16" draw:layer="layout" svg:width="6.349cm" svg:height="0.878cm" svg:x="1.635cm" svg:y="1.414cm">
          <draw:text-box>
            <text:p><text:span text:style-name="T5">Qubes Base Templates</text:span></text:p>
          </draw:text-box>
        </draw:frame>
        <draw:frame draw:style-name="gr10" draw:text-style-name="P16" draw:layer="layout" svg:width="4.127cm" svg:height="0.878cm" svg:x="10.208cm" svg:y="1.5cm">
          <draw:text-box>
            <text:p><text:span text:style-name="T5">My Templates</text:span></text:p>
          </draw:text-box>
        </draw:frame>
        <draw:frame draw:style-name="gr10" draw:text-style-name="P16" draw:layer="layout" svg:width="4.127cm" svg:height="0.878cm" svg:x="16.557cm" svg:y="1.5cm">
          <draw:text-box>
            <text:p><text:span text:style-name="T5">Disposables</text:span></text:p>
          </draw:text-box>
        </draw:frame>
        <draw:frame draw:style-name="gr10" draw:text-style-name="P16" draw:layer="layout" svg:width="5.398cm" svg:height="0.878cm" svg:x="23.107cm" svg:y="1.574cm">
          <draw:text-box>
            <text:p><text:span text:style-name="T5">NetVMs &amp; Proxies</text:span></text:p>
          </draw:text-box>
        </draw:frame>
        <draw:frame draw:style-name="gr10" draw:text-style-name="P16" draw:layer="layout" svg:width="4.127cm" svg:height="0.878cm" svg:x="30.845cm" svg:y="1.574cm">
          <draw:text-box>
            <text:p><text:span text:style-name="T5">My AppVMs</text:span></text:p>
          </draw:text-box>
        </draw:frame>
        <draw:frame draw:style-name="gr11" draw:text-style-name="P17" draw:layer="layout" svg:width="3.174cm" svg:height="0.607cm" svg:x="28.406cm" svg:y="15.405cm">
          <draw:text-box>
            <text:p><text:span text:style-name="T6">Standalone Qube</text:span></text:p>
          </draw:text-box>
        </draw:frame>
        <draw:frame draw:style-name="gr12" draw:text-style-name="P17" draw:layer="layout" svg:width="4.344cm" svg:height="1.319cm" svg:x="35.391cm" svg:y="8.82cm">
          <draw:text-box>
            <text:p><text:span text:style-name="T6">Standalone Qube</text:span></text:p>
            <text:p><text:span text:style-name="T6">Run windows Apps via Crossover Office/Wine</text:span></text:p>
          </draw:text-box>
        </draw:frame>
      </draw:page>
      <draw:page draw:name="page2" draw:style-name="dp1" draw:master-page-name="Default">
        <draw:custom-shape draw:style-name="gr13" draw:text-style-name="P18" draw:layer="layout" svg:width="6.032cm" svg:height="5.716cm" svg:x="34.655cm" svg:y="22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8" draw:layer="layout" svg:width="6.032cm" svg:height="4.128cm" svg:x="34.655cm" svg:y="17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6.032cm" svg:height="6.35cm" svg:x="34.655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8" draw:layer="layout" svg:width="6.032cm" svg:height="4.128cm" svg:x="34.655cm" svg:y="3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4" xml:id="id32" draw:id="id32" draw:layer="layout" svg:width="5.397cm" svg:height="0.953cm" svg:x="8.185cm" svg:y="3.54cm">
          <text:p text:style-name="P1"><text:span text:style-name="T7">sys-fw0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xml:id="id40" draw:id="id40" draw:layer="layout" svg:width="5.397cm" svg:height="0.953cm" svg:x="34.972cm" svg:y="4.127cm">
          <text:p text:style-name="P3">my-crossover-work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34.972cm" svg:y="23.071cm">
          <text:p text:style-name="P1"><text:span text:style-name="T5">my-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0" xml:id="id38" draw:id="id38" draw:layer="layout" svg:width="5.397cm" svg:height="0.953cm" svg:x="28.276cm" svg:y="12.172cm">
          <text:p text:style-name="P1"><text:span text:style-name="T5">sys-pihole1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34" draw:id="id34" draw:layer="layout" svg:width="5.397cm" svg:height="0.953cm" svg:x="8.303cm" svg:y="7.984cm">
          <text:p text:style-name="P1"><text:span text:style-name="T5">sys-fw1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37" draw:id="id37" draw:layer="layout" svg:width="5.397cm" svg:height="0.953cm" svg:x="21.843cm" svg:y="12.172cm">
          <text:p text:style-name="P1"><text:span text:style-name="T5">sys-fw2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34.972cm" svg:y="24.454cm">
          <text:p text:style-name="P1"><text:span text:style-name="T5">sys-usb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xml:id="id45" draw:id="id45" draw:layer="layout" svg:width="5.397cm" svg:height="0.953cm" svg:x="34.972cm" svg:y="14.529cm">
          <text:p text:style-name="P1"><text:span text:style-name="T5">my-dv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4" draw:id="id44" draw:layer="layout" svg:width="5.397cm" svg:height="0.953cm" svg:x="34.972cm" svg:y="13.207cm">
          <text:p text:style-name="P1"><text:span text:style-name="T5">my-untrusted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3" draw:id="id43" draw:layer="layout" svg:width="5.397cm" svg:height="0.953cm" svg:x="34.972cm" svg:y="11.137cm">
          <text:p text:style-name="P1"><text:span text:style-name="T5">my-media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2" draw:id="id42" draw:layer="layout" svg:width="5.397cm" svg:height="0.953cm" svg:x="34.972cm" svg:y="9.967cm">
          <text:p text:style-name="P1"><text:span text:style-name="T5">my-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34.972cm" svg:y="25.929cm">
          <text:p text:style-name="P1"><text:span text:style-name="T5">my-work-gpg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5.397cm" svg:height="0.953cm" svg:x="-5.984cm" svg:y="20.05cm">
          <text:p text:style-name="P1"><text:span text:style-name="T5">sys-dv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36" draw:id="id36" draw:layer="layout" svg:width="5.397cm" svg:height="0.953cm" svg:x="14.959cm" svg:y="14.672cm">
          <text:p text:style-name="P1"><text:span text:style-name="T5">sys-mullva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3" draw:id="id33" draw:layer="layout" svg:width="5.398cm" svg:height="0.953cm" svg:x="1.317cm" svg:y="5.645cm">
          <text:p text:style-name="P1"><text:span text:style-name="T5">sys-ne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5" draw:id="id35" draw:layer="layout" svg:width="5.398cm" svg:height="0.953cm" svg:x="14.97cm" svg:y="5.462cm">
          <text:p text:style-name="P1"><text:span text:style-name="T5">sys-workvpn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1" draw:id="id41" draw:layer="layout" svg:width="5.397cm" svg:height="0.953cm" svg:x="34.972cm" svg:y="6.714cm">
          <text:p text:style-name="P1"><text:span text:style-name="T5">my-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397cm" svg:height="0.953cm" svg:x="-5.984cm" svg:y="8.014cm">
          <text:p text:style-name="P1"><text:span text:style-name="T3">fedora-38 *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.397cm" svg:height="0.953cm" svg:x="-6.101cm" svg:y="9.254cm">
          <text:p text:style-name="P1"><text:span text:style-name="T4">debian-12-minimal *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.397cm" svg:height="0.953cm" svg:x="-6.149cm" svg:y="1.635cm">
          <text:p text:style-name="P1"><text:span text:style-name="T4">fedora-38-minimal *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.397cm" svg:height="0.953cm" svg:x="-6.149cm" svg:y="2.885cm">
          <text:p text:style-name="P1"><text:span text:style-name="T3">fedora-38-xfce *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-5.667cm" svg:y="17.457cm">
          <text:p text:style-name="P1"><text:span text:style-name="T2">t_debian-12-apps_v1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-5.701cm" svg:y="12.43cm">
          <text:p text:style-name="P1"><text:span text:style-name="T1">t_debian-12-mail_v1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-5.667cm" svg:y="13.698cm">
          <text:p text:style-name="P1"><text:span text:style-name="T1">t_debian-12-crossover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-5.701cm" svg:y="11.16cm">
          <text:p text:style-name="P1"><text:span text:style-name="T1">t_debian-12-media_v1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-5.667cm" svg:y="16.175cm">
          <text:p text:style-name="P1"><text:span text:style-name="T1">t_debian-12-sys_v1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-5.667cm" svg:y="14.917cm">
          <text:p text:style-name="P1"><text:span text:style-name="T1">t_debian-12-work_v1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397cm" svg:height="0.953cm" svg:x="-6.25cm" svg:y="4.81cm">
          <text:p text:style-name="P1"><text:span text:style-name="T4">whonix-gw-16 *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397cm" svg:height="0.953cm" svg:x="-6.302cm" svg:y="6.665cm">
          <text:p text:style-name="P1"><text:span text:style-name="T4">whonix-ws-16 *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xml:id="id39" draw:id="id39" draw:layer="layout" svg:width="5.397cm" svg:height="0.953cm" svg:x="21.756cm" svg:y="18.796cm">
          <text:p text:style-name="P1"><text:span text:style-name="T1">sys-whonix *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xml:id="id46" draw:id="id46" draw:layer="layout" svg:width="5.397cm" svg:height="0.953cm" svg:x="34.973cm" svg:y="17.509cm">
          <text:p text:style-name="P1"><text:span text:style-name="T1">anon-whonix *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xml:id="id47" draw:id="id47" draw:layer="layout" svg:width="5.397cm" svg:height="0.953cm" svg:x="34.973cm" svg:y="19.979cm">
          <text:p text:style-name="P1"><text:span text:style-name="T1">whonix-ws-16-dv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398cm" svg:height="0.953cm" svg:x="34.972cm" svg:y="27.199cm">
          <text:p text:style-name="P1"><text:span text:style-name="T7">default-mgmt-dvm *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4.127cm" svg:height="0.878cm" svg:x="35.607cm" svg:y="21.802cm">
          <draw:text-box>
            <text:p><text:span text:style-name="T5">Offline Qubes</text:span></text:p>
          </draw:text-box>
        </draw:frame>
        <draw:connector draw:style-name="gr17" draw:text-style-name="P24" draw:layer="layout" svg:x1="8.185cm" svg:y1="4.016cm" svg:x2="4.016cm" svg:y2="5.645cm" draw:start-shape="id32" draw:start-glue-point="3" draw:end-shape="id33" draw:end-glue-point="0" svg:d="M8185 4016h-4169v1629" svg:viewBox="0 0 4170 1630">
          <text:p/>
        </draw:connector>
        <draw:connector draw:style-name="gr18" draw:text-style-name="P24" draw:layer="layout" svg:x1="8.303cm" svg:y1="8.46cm" svg:x2="4.016cm" svg:y2="6.598cm" draw:start-shape="id34" draw:start-glue-point="3" draw:end-shape="id33" draw:end-glue-point="2" svg:d="M8303 8460h-4287v-1862" svg:viewBox="0 0 4288 1863">
          <text:p/>
        </draw:connector>
        <draw:connector draw:style-name="gr19" draw:text-style-name="P24" draw:layer="layout" svg:x1="14.97cm" svg:y1="5.938cm" svg:x2="11.001cm" svg:y2="7.984cm" draw:start-shape="id35" draw:start-glue-point="3" draw:end-shape="id34" draw:end-glue-point="0" svg:d="M14970 5938h-3969v2046" svg:viewBox="0 0 3970 2047">
          <text:p/>
        </draw:connector>
        <draw:connector draw:style-name="gr20" draw:text-style-name="P24" draw:layer="layout" svg:x1="14.959cm" svg:y1="15.148cm" svg:x2="11.001cm" svg:y2="8.937cm" draw:start-shape="id36" draw:start-glue-point="3" draw:end-shape="id34" draw:end-glue-point="2" svg:d="M14959 15148h-3958v-6211" svg:viewBox="0 0 3959 6212">
          <text:p/>
        </draw:connector>
        <draw:connector draw:style-name="gr21" draw:text-style-name="P24" draw:layer="layout" svg:x1="21.843cm" svg:y1="12.648cm" svg:x2="17.657cm" svg:y2="14.672cm" draw:start-shape="id37" draw:start-glue-point="3" draw:end-shape="id36" draw:end-glue-point="0" svg:d="M21843 12648h-4186v2024" svg:viewBox="0 0 4187 2025">
          <text:p/>
        </draw:connector>
        <draw:connector draw:style-name="gr22" draw:text-style-name="P24" draw:layer="layout" svg:x1="28.276cm" svg:y1="12.648cm" svg:x2="27.24cm" svg:y2="12.648cm" draw:start-shape="id38" draw:start-glue-point="3" draw:end-shape="id37" svg:d="M28276 12648h-1036" svg:viewBox="0 0 1037 1">
          <text:p/>
        </draw:connector>
        <draw:connector draw:style-name="gr23" draw:text-style-name="P24" draw:layer="layout" svg:x1="21.756cm" svg:y1="19.272cm" svg:x2="17.657cm" svg:y2="15.625cm" draw:start-shape="id39" draw:start-glue-point="3" draw:end-shape="id36" draw:end-glue-point="2" svg:d="M21756 19272h-4099v-3647" svg:viewBox="0 0 4100 3648">
          <text:p/>
        </draw:connector>
        <draw:connector draw:style-name="gr24" draw:text-style-name="P24" draw:layer="layout" svg:x1="34.972cm" svg:y1="4.603cm" svg:x2="17.669cm" svg:y2="5.462cm" draw:start-shape="id40" draw:start-glue-point="3" draw:end-shape="id35" draw:end-glue-point="0" svg:d="M34972 4603h-17303v859" svg:viewBox="0 0 17304 860">
          <text:p/>
        </draw:connector>
        <draw:connector draw:style-name="gr25" draw:text-style-name="P24" draw:layer="layout" svg:x1="34.972cm" svg:y1="7.19cm" svg:x2="17.669cm" svg:y2="6.415cm" draw:start-shape="id41" draw:start-glue-point="3" draw:end-shape="id35" draw:end-glue-point="2" svg:d="M34972 7190h-17303v-775" svg:viewBox="0 0 17304 776">
          <text:p/>
        </draw:connector>
        <draw:connector draw:style-name="gr26" draw:text-style-name="P24" draw:layer="layout" svg:x1="34.972cm" svg:y1="10.443cm" svg:x2="30.974cm" svg:y2="12.172cm" draw:start-shape="id42" draw:start-glue-point="3" draw:end-shape="id38" draw:end-glue-point="0" svg:d="M34972 10443h-3998v1729" svg:viewBox="0 0 3999 1730">
          <text:p/>
        </draw:connector>
        <draw:connector draw:style-name="gr27" draw:text-style-name="P24" draw:layer="layout" svg:x1="34.972cm" svg:y1="11.613cm" svg:x2="30.974cm" svg:y2="12.172cm" draw:start-shape="id43" draw:start-glue-point="3" draw:end-shape="id38" draw:end-glue-point="0" svg:d="M34972 11613h-3998v559" svg:viewBox="0 0 3999 560">
          <text:p/>
        </draw:connector>
        <draw:connector draw:style-name="gr28" draw:text-style-name="P24" draw:layer="layout" svg:x1="34.972cm" svg:y1="13.683cm" svg:x2="30.974cm" svg:y2="13.125cm" draw:start-shape="id44" draw:start-glue-point="3" draw:end-shape="id38" draw:end-glue-point="2" svg:d="M34972 13683h-3998v-558" svg:viewBox="0 0 3999 559">
          <text:p/>
        </draw:connector>
        <draw:connector draw:style-name="gr29" draw:text-style-name="P24" draw:layer="layout" svg:x1="34.972cm" svg:y1="15.005cm" svg:x2="30.974cm" svg:y2="13.125cm" draw:start-shape="id45" draw:start-glue-point="3" draw:end-shape="id38" draw:end-glue-point="2" svg:d="M34972 15005h-3998v-1880" svg:viewBox="0 0 3999 1881">
          <text:p/>
        </draw:connector>
        <draw:connector draw:style-name="gr30" draw:text-style-name="P24" draw:layer="layout" svg:x1="34.973cm" svg:y1="17.985cm" svg:x2="24.454cm" svg:y2="18.796cm" draw:start-shape="id46" draw:start-glue-point="3" draw:end-shape="id39" draw:end-glue-point="0" svg:d="M34973 17985h-10519v811" svg:viewBox="0 0 10520 812">
          <text:p/>
        </draw:connector>
        <draw:connector draw:style-name="gr31" draw:text-style-name="P24" draw:layer="layout" svg:x1="34.973cm" svg:y1="20.455cm" svg:x2="24.454cm" svg:y2="19.749cm" draw:start-shape="id47" draw:start-glue-point="3" draw:end-shape="id39" draw:end-glue-point="2" svg:d="M34973 20455h-10519v-706" svg:viewBox="0 0 10520 707">
          <text:p/>
        </draw:connector>
        <draw:frame draw:style-name="gr32" draw:text-style-name="P16" draw:layer="layout" svg:width="4.762cm" svg:height="0.952cm" svg:x="35.29cm" svg:y="16.17cm">
          <draw:text-box>
            <text:p><text:span text:style-name="T5">Whonix Qubes</text:span></text:p>
          </draw:text-box>
        </draw:frame>
        <draw:frame draw:style-name="gr32" draw:text-style-name="P16" draw:layer="layout" svg:width="4.762cm" svg:height="0.952cm" svg:x="35.29cm" svg:y="8.62cm">
          <draw:text-box>
            <text:p><text:span text:style-name="T5">Personal Qubes</text:span></text:p>
          </draw:text-box>
        </draw:frame>
        <draw:frame draw:style-name="gr32" draw:text-style-name="P16" draw:layer="layout" svg:width="4.762cm" svg:height="0.952cm" svg:x="35.608cm" svg:y="2.905cm">
          <draw:text-box>
            <text:p><text:span text:style-name="T5">Work Qubes</text:span></text:p>
          </draw:text-box>
        </draw:frame>
        <draw:frame draw:style-name="gr33" draw:text-style-name="P17" draw:layer="layout" svg:width="3.809cm" svg:height="1.675cm" svg:x="10.843cm" svg:y="5.469cm">
          <draw:text-box>
            <text:p><text:span text:style-name="T6">qvm-firewall’ed</text:span></text:p>
            <text:p><text:span text:style-name="T6">- allow 443/tcp to VPN</text:span></text:p>
            <text:p><text:span text:style-name="T6">- deny all</text:span></text:p>
          </draw:text-box>
        </draw:frame>
        <draw:frame draw:style-name="gr34" draw:text-style-name="P17" draw:layer="layout" svg:width="3.492cm" svg:height="1.319cm" svg:x="10.843cm" svg:y="14.668cm">
          <draw:text-box>
            <text:p><text:span text:style-name="T6">qvm-firewall’ed</text:span></text:p>
            <text:p><text:span text:style-name="T6">- allow MullvadVPN</text:span></text:p>
            <text:p><text:span text:style-name="T6">- deny all</text:span></text:p>
          </draw:text-box>
        </draw:frame>
        <draw:frame draw:style-name="gr35" draw:text-style-name="P17" draw:layer="layout" svg:width="3.81cm" svg:height="1.319cm" svg:x="30.862cm" svg:y="9.893cm">
          <draw:text-box>
            <text:p><text:span text:style-name="T6">qvm-firewall’ed</text:span></text:p>
            <text:p><text:span text:style-name="T6">- allow Mailserver only</text:span></text:p>
          </draw:text-box>
        </draw:frame>
        <draw:frame draw:style-name="gr36" draw:text-style-name="P17" draw:layer="layout" svg:width="2.857cm" svg:height="2.387cm" svg:x="28.105cm" svg:y="13.065cm">
          <draw:text-box>
            <text:p><text:span text:style-name="T6">Local DNS Filter</text:span></text:p>
            <text:p><text:span text:style-name="T6"/></text:p>
            <text:p><text:span text:style-name="T6">DNSoverTLS</text:span></text:p>
            <text:p><text:span text:style-name="T6">to NextDNS</text:span></text:p>
            <text:p><text:span text:style-name="T6">(via unbound)</text:span></text:p>
          </draw:text-box>
        </draw:frame>
        <draw:frame draw:style-name="gr37" draw:text-style-name="P17" draw:layer="layout" svg:width="4.445cm" svg:height="0.722cm" svg:x="8.62cm" svg:y="4.405cm">
          <draw:text-box>
            <text:p><text:span text:style-name="T6">Qubes dom0 Update Qube</text:span></text:p>
          </draw:text-box>
        </draw:frame>
        <draw:frame draw:style-name="gr37" draw:text-style-name="P17" draw:layer="layout" svg:width="4.445cm" svg:height="0.722cm" svg:x="1.317cm" svg:y="6.628cm">
          <draw:text-box>
            <text:p><text:span text:style-name="T6">ClockVM</text:span></text:p>
          </draw:text-box>
        </draw:frame>
      </draw:page>
      <draw:page draw:name="page3" draw:style-name="dp1" draw:master-page-name="Default">
        <draw:custom-shape draw:style-name="gr1" draw:text-style-name="P14" draw:layer="layout" svg:width="5.397cm" svg:height="0.953cm" svg:x="23.025cm" svg:y="2.652cm">
          <text:p text:style-name="P1"><text:span text:style-name="T7">sys-fw0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5.397cm" svg:height="0.953cm" svg:x="30.108cm" svg:y="9cm">
          <text:p text:style-name="P3">my-crossover-work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30.108cm" svg:y="14.029cm">
          <text:p text:style-name="P1"><text:span text:style-name="T5">my-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0" draw:layer="layout" svg:width="5.397cm" svg:height="0.953cm" svg:x="23.125cm" svg:y="15.217cm">
          <text:p text:style-name="P1"><text:span text:style-name="T5">sys-pihole1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23.125cm" svg:y="20.48cm">
          <text:p text:style-name="P1"><text:span text:style-name="T5">sys-fw1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23.125cm" svg:y="21.741cm">
          <text:p text:style-name="P1"><text:span text:style-name="T5">sys-fw2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23.125cm" svg:y="23.02cm">
          <text:p text:style-name="P1"><text:span text:style-name="T5">sys-usb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5.397cm" svg:height="0.953cm" svg:x="16.042cm" svg:y="11.489cm">
          <text:p text:style-name="P1"><text:span text:style-name="T5">my-dv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30.108cm" svg:y="12.76cm">
          <text:p text:style-name="P1"><text:span text:style-name="T5">my-untrusted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30.108cm" svg:y="7.697cm">
          <text:p text:style-name="P1"><text:span text:style-name="T5">my-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30.108cm" svg:y="6.462cm">
          <text:p text:style-name="P1"><text:span text:style-name="T5">my-media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30.108cm" svg:y="19.262cm">
          <text:p text:style-name="P1"><text:span text:style-name="T5">my-work-gpg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5.397cm" svg:height="0.953cm" svg:x="16.14cm" svg:y="21.741cm">
          <text:p text:style-name="P1"><text:span text:style-name="T5">sys-dvm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23.125cm" svg:y="18.01cm">
          <text:p text:style-name="P1"><text:span text:style-name="T5">sys-mullva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398cm" svg:height="0.953cm" svg:x="23.124cm" svg:y="16.722cm">
          <text:p text:style-name="P1"><text:span text:style-name="T5">sys-ne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398cm" svg:height="0.953cm" svg:x="23.008cm" svg:y="5.192cm">
          <text:p text:style-name="P1"><text:span text:style-name="T5">sys-workvpn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5.397cm" svg:height="0.953cm" svg:x="30.108cm" svg:y="10.219cm">
          <text:p text:style-name="P1"><text:span text:style-name="T5">my-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397cm" svg:height="0.953cm" svg:x="2.07cm" svg:y="3.887cm">
          <text:p text:style-name="P1"><text:span text:style-name="T3">fedora-38 *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.397cm" svg:height="0.953cm" svg:x="2.57cm" svg:y="15.215cm">
          <text:p text:style-name="P1"><text:span text:style-name="T4">debian-12-minimal *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5.397cm" svg:height="0.953cm" svg:x="2.588cm" svg:y="21.032cm">
          <text:p text:style-name="P1"><text:span text:style-name="T4">fedora-38-minimal *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.397cm" svg:height="0.953cm" svg:x="2.588cm" svg:y="22.282cm">
          <text:p text:style-name="P1"><text:span text:style-name="T3">fedora-38-xfce *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9.572cm" svg:y="12.759cm">
          <text:p text:style-name="P1"><text:span text:style-name="T2">t_debian-12-apps_v1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9.538cm" svg:y="7.732cm">
          <text:p text:style-name="P1"><text:span text:style-name="T1">t_debian-12-mail_v1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9.572cm" svg:y="9cm">
          <text:p text:style-name="P1"><text:span text:style-name="T1">t_debian-12-crossover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9.538cm" svg:y="6.462cm">
          <text:p text:style-name="P1"><text:span text:style-name="T1">t_debian-12-media_v1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9.155cm" svg:y="19.262cm">
          <text:p text:style-name="P1"><text:span text:style-name="T1">t_debian-12-sys_v1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5.397cm" svg:height="0.953cm" svg:x="9.572cm" svg:y="10.219cm">
          <text:p text:style-name="P1"><text:span text:style-name="T1">t_debian-12-work_v1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397cm" svg:height="0.953cm" svg:x="2.487cm" svg:y="24.207cm">
          <text:p text:style-name="P1"><text:span text:style-name="T4">whonix-gw-16 *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397cm" svg:height="0.953cm" svg:x="2.435cm" svg:y="26.062cm">
          <text:p text:style-name="P1"><text:span text:style-name="T4">whonix-ws-16 *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5.397cm" svg:height="0.953cm" svg:x="23.108cm" svg:y="24.207cm">
          <text:p text:style-name="P1"><text:span text:style-name="T1">sys-whonix *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5.397cm" svg:height="0.953cm" svg:x="30.108cm" svg:y="25.377cm">
          <text:p text:style-name="P1"><text:span text:style-name="T1">anon-whonix *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5.397cm" svg:height="0.953cm" svg:x="15.922cm" svg:y="26.782cm">
          <text:p text:style-name="P1"><text:span text:style-name="T1">whonix-ws-16-dvm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5.398cm" svg:height="0.953cm" svg:x="23.024cm" svg:y="3.889cm">
          <text:p text:style-name="P1"><text:span text:style-name="T7">default-mgmt-dvm *</text:span>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6.349cm" svg:height="0.878cm" svg:x="1.635cm" svg:y="1.414cm">
          <draw:text-box>
            <text:p><text:span text:style-name="T5">Qubes Base Templates</text:span></text:p>
          </draw:text-box>
        </draw:frame>
        <draw:frame draw:style-name="gr10" draw:text-style-name="P16" draw:layer="layout" svg:width="4.127cm" svg:height="0.878cm" svg:x="10.208cm" svg:y="1.5cm">
          <draw:text-box>
            <text:p><text:span text:style-name="T5">My Templates</text:span></text:p>
          </draw:text-box>
        </draw:frame>
        <draw:frame draw:style-name="gr10" draw:text-style-name="P16" draw:layer="layout" svg:width="4.127cm" svg:height="0.878cm" svg:x="16.557cm" svg:y="1.5cm">
          <draw:text-box>
            <text:p><text:span text:style-name="T5">Disposables</text:span></text:p>
          </draw:text-box>
        </draw:frame>
        <draw:frame draw:style-name="gr10" draw:text-style-name="P16" draw:layer="layout" svg:width="5.398cm" svg:height="0.878cm" svg:x="23.107cm" svg:y="1.574cm">
          <draw:text-box>
            <text:p><text:span text:style-name="T5">NetVMs &amp; Proxies</text:span></text:p>
          </draw:text-box>
        </draw:frame>
        <draw:frame draw:style-name="gr10" draw:text-style-name="P16" draw:layer="layout" svg:width="4.127cm" svg:height="0.878cm" svg:x="30.845cm" svg:y="1.574cm">
          <draw:text-box>
            <text:p><text:span text:style-name="T5">My AppVM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33:38.532204059</meta:creation-date>
    <dc:date>2023-12-06T21:21:28.291631409</dc:date>
    <meta:editing-duration>PT1H47M49S</meta:editing-duration>
    <meta:editing-cycles>6</meta:editing-cycles>
    <meta:generator>LibreOffice/7.4.7.2$Linux_X86_64 LibreOffice_project/40$Build-2</meta:generator>
    <meta:document-statistic meta:object-count="167"/>
  </office:meta>
</office:document-meta>
</file>